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92ce" officeooo:paragraph-rsid="000692ce"/>
    </style:style>
    <style:style style:name="P2" style:family="paragraph" style:parent-style-name="Standard">
      <style:text-properties officeooo:rsid="000692ce" officeooo:paragraph-rsid="0008034e"/>
    </style:style>
    <style:style style:name="P3" style:family="paragraph" style:parent-style-name="Standard">
      <style:text-properties officeooo:rsid="000692ce" officeooo:paragraph-rsid="000991e8"/>
    </style:style>
    <style:style style:name="P4" style:family="paragraph" style:parent-style-name="Standard">
      <style:text-properties officeooo:rsid="000991e8" officeooo:paragraph-rsid="000991e8"/>
    </style:style>
    <style:style style:name="P5" style:family="paragraph" style:parent-style-name="Standard">
      <style:text-properties officeooo:rsid="000991e8" officeooo:paragraph-rsid="000c8dd9"/>
    </style:style>
    <style:style style:name="P6" style:family="paragraph" style:parent-style-name="Standard">
      <style:text-properties officeooo:rsid="0014d07f" officeooo:paragraph-rsid="0014d07f"/>
    </style:style>
    <style:style style:name="P7" style:family="paragraph" style:parent-style-name="Standard">
      <style:text-properties officeooo:rsid="001695c4" officeooo:paragraph-rsid="001695c4"/>
    </style:style>
    <style:style style:name="P8" style:family="paragraph" style:parent-style-name="Standard">
      <style:text-properties officeooo:rsid="001a67bd" officeooo:paragraph-rsid="001a67bd"/>
    </style:style>
    <style:style style:name="P9" style:family="paragraph" style:parent-style-name="Preformatted_20_Text">
      <style:text-properties officeooo:rsid="000692ce" officeooo:paragraph-rsid="0008034e"/>
    </style:style>
    <style:style style:name="P10" style:family="paragraph" style:parent-style-name="Preformatted_20_Text">
      <style:text-properties officeooo:paragraph-rsid="001695c4"/>
    </style:style>
    <style:style style:name="P11" style:family="paragraph" style:parent-style-name="Preformatted_20_Text">
      <style:paragraph-properties fo:margin-left="0in" fo:margin-right="0in" fo:margin-top="0in" fo:margin-bottom="0.1965in" loext:contextual-spacing="false" fo:text-indent="0in" style:auto-text-indent="false"/>
    </style:style>
    <style:style style:name="P12" style:family="paragraph" style:parent-style-name="Preformatted_20_Text">
      <style:paragraph-properties fo:margin-left="0in" fo:margin-right="0in" fo:margin-top="0in" fo:margin-bottom="0.1965in" loext:contextual-spacing="false" fo:text-indent="0in" style:auto-text-indent="false"/>
      <style:text-properties officeooo:paragraph-rsid="001bca7b"/>
    </style:style>
    <style:style style:name="T1" style:family="text">
      <style:text-properties fo:color="#000000"/>
    </style:style>
    <style:style style:name="T2" style:family="text">
      <style:text-properties fo:color="#000000" officeooo:rsid="000991e8"/>
    </style:style>
    <style:style style:name="T3" style:family="text">
      <style:text-properties fo:color="#000000" officeooo:rsid="000ee883"/>
    </style:style>
    <style:style style:name="T4" style:family="text">
      <style:text-properties fo:color="#000000" officeooo:rsid="00105ec3"/>
    </style:style>
    <style:style style:name="T5" style:family="text">
      <style:text-properties fo:color="#000000" officeooo:rsid="001063ad"/>
    </style:style>
    <style:style style:name="T6" style:family="text">
      <style:text-properties fo:color="#000000" officeooo:rsid="0012ad68"/>
    </style:style>
    <style:style style:name="T7" style:family="text">
      <style:text-properties fo:color="#000000" officeooo:rsid="001695c4"/>
    </style:style>
    <style:style style:name="T8" style:family="text">
      <style:text-properties fo:color="#000000" officeooo:rsid="001ae3a1"/>
    </style:style>
    <style:style style:name="T9" style:family="text">
      <style:text-properties fo:color="#000000" officeooo:rsid="001bca7b"/>
    </style:style>
    <style:style style:name="T10" style:family="text">
      <style:text-properties fo:color="#000000" officeooo:rsid="001cabf6"/>
    </style:style>
    <style:style style:name="T11" style:family="text">
      <style:text-properties fo:color="#000000" officeooo:rsid="001d0e7c"/>
    </style:style>
    <style:style style:name="T12" style:family="text">
      <style:text-properties fo:color="#800000"/>
    </style:style>
    <style:style style:name="T13" style:family="text">
      <style:text-properties fo:color="#800000" officeooo:rsid="001695c4"/>
    </style:style>
    <style:style style:name="T14" style:family="text">
      <style:text-properties officeooo:rsid="0017d8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612 </text:span><text:span text:style-name="T7">replaced with best</text:span></text:p>
      <text:p text:style-name="P5"><text:span text:style-name="T1"/></text:p>
      <text:p text:style-name="P5"><text:span text:style-name="T1">When</text:span> looking at Figure <text:span text:style-name="T12">\ref</text:span><text:span text:style-name="T1">[36_splitedge_boxplot_img]</text:span> which portrays the comparison of Image model over the four datasets, we can see quite clearly that the expanded datasets perform better with their median and mean values always improved over the original dataset. In the case of “minlen30” dataset we can see vast improvement with the exception of several outliers. However note that for the Image model the validation error averages seem to converge to the same value in their last epoch as can be seen on Figure <text:span text:style-name="T12">\ref</text:span><text:span text:style-name="T1">[36_splitedge_valerr_img]</text:span>. It is also worth noting, that in the initial 100 iterations the Expanded datasets performed better and only overfit towards the same mean average value with their 400th to 500th iteration. The best validation errors in Figure <text:span text:style-name="T12">\ref</text:span><text:span text:style-name="T1">[36_splitedge_boxplot_img]</text:span> clearly come from these initial iterations.</text:p>
      <text:p text:style-name="P4"/>
      <text:p text:style-name="P3"><text:span text:style-name="T1">For several further experiments we chose dataset “5556x</text:span><text:span text:style-name="T12">\_minlen30\_640px”</text:span><text:span text:style-name="T1"> to accompany the original “5556x</text:span><text:span text:style-name="T12">\_markable\_640x640”.</text:span></text:p>
      <text:p text:style-name="P2"/>
      <text:p text:style-name="P9"><text:span text:style-name="T1">Situation in Figure </text:span><text:span text:style-name="T12">\ref</text:span><text:span text:style-name="T1">[36_splitedge_valerr] is </text:span><text:span text:style-name="T2">different </text:span><text:span text:style-name="T5">and the </text:span><text:span text:style-name="T2">results </text:span><text:span text:style-name="T5">show that</text:span><text:span text:style-name="T2"> the Mixed model </text:span><text:span text:style-name="T6">is</text:span><text:span text:style-name="T2"> not </text:span><text:span text:style-name="T3">as easily</text:span><text:span text:style-name="T2"> helped by </text:span><text:span text:style-name="T4">the</text:span><text:span text:style-name="T2"> long edges splitting. </text:span>Look at Figure <text:span text:style-name="T12">\ref</text:span><text:span text:style-name="T1">[36_splitedge_boxplotB]</text:span> shows the best result over all epochs and reveals that the altered datasets of <text:span text:style-name="T1">“minlen10”, “minlen20” and “minlen30”</text:span> didn’t bring much improvement over the original one. The spread of results in the non-original datasets is wider and seems to reach better score values, however both the median and mean of all expanded datasets has slightly worsened. </text:p>
      <text:p text:style-name="P1"/>
      <text:p text:style-name="P1"/>
      <text:p text:style-name="P7">6<text:span text:style-name="T14">1</text:span>3 replace with best</text:p>
      <text:p text:style-name="P7"/>
      <text:p text:style-name="P8">changed</text:p>
      <text:p text:style-name="P8">left <text:s/><text:span text:style-name="T7">37_augmentation</text:span></text:p>
      <text:p text:style-name="P8"><text:span text:style-name="T7">l</text:span><text:span text:style-name="T1">eft <text:s/>37b_augmentation</text:span></text:p>
      <text:p text:style-name="P7"/>
      <text:p text:style-name="P7"/>
      <text:p text:style-name="P7"/>
      <text:p text:style-name="P7"/>
      <text:p text:style-name="P7"/>
      <text:p text:style-name="P7"/>
      <text:p text:style-name="P10"><text:span text:style-name="T7">Let us first focus on the effect of data augmentation over the basic "5556x_" "markable_640x640" dataset. When comparing the three used datasets in left plot of Figure </text:span><text:span text:style-name="T13">\ref</text:span><text:span text:style-name="T7">[37_augmentation], we see better results in terms of both median and mean an the distribution of errors - both expanded datasets improve the original one. When consulting the overall view on the right side of Figure </text:span><text:span text:style-name="T13">\ref</text:span><text:span text:style-name="T7">[37_augmentation] we see, that the average validation error is improved significantly for the expanded datasets over the whole training period.</text:span></text:p>
      <text:p text:style-name="P10"><text:span text:style-name="T7"/></text:p>
      <text:p text:style-name="P12"><text:span text:style-name="T1">Situation with dataset "5556x_minlen30_640px" taken as the base for further augmentation hasn’t brought the same amount of performance boost, as can be see in Figure </text:span><text:span text:style-name="T12">\ref</text:span><text:span text:style-name="T1">[37b_augmentation]. In fact both the median and mean of validation error </text:span><text:span text:style-name="T9">has slightly worsened in the cases of both expanded datasets. However the spread of results is </text:span><text:span text:style-name="T10">lower in the expanded datasets. </text:span><text:span text:style-name="T1">Overall view on the right side of Figure </text:span><text:span text:style-name="T12">\ref</text:span><text:span text:style-name="T1">[37b_augmentation] underscores that in this case the data augmentation didn’t </text:span><text:span text:style-name="T11">significantly</text:span><text:span text:style-name="T1"> help.</text:span></text:p>
      <text:p text:style-name="P11"><text:span text:style-name="T1">It is interesting to compare the result of data augmentation on the original dataset, versus on the dataset with more data samples in "5556x_minlen30_640px". When looking at Table </text:span><text:span text:style-name="T12">\ref</text:span><text:span text:style-name="T1">[ch6_augmentation_table], we can see the exact numbers of images. It seems that the dual data enhancement, first with long edge splitting followed by augmentation by random image transformations didn’t bring in the expected error reduction. The byproduct was in fact vastly increased time </text:span><text:soft-page-break/><text:span text:style-name="T1">needed for training and evaluation of models with more than 4 times the images than the initial dataset "5556x_markable_640x640".</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20:08:33.766463674</meta:creation-date>
    <dc:date>2017-07-19T21:05:35.652493273</dc:date>
    <meta:editing-duration>PT24M30S</meta:editing-duration>
    <meta:editing-cycles>14</meta:editing-cycles>
    <meta:generator>LibreOffice/5.1.6.2$Linux_X86_64 LibreOffice_project/10m0$Build-2</meta:generator>
    <meta:document-statistic meta:table-count="0" meta:image-count="0" meta:object-count="0" meta:page-count="2" meta:paragraph-count="11" meta:word-count="489" meta:character-count="3265" meta:non-whitespace-character-count="2784"/>
  </office:meta>
</office:document-meta>
</file>